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7bc5c" officeooo:paragraph-rsid="0007bc5c"/>
    </style:style>
    <style:style style:name="P2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97196" officeooo:paragraph-rsid="00097196"/>
    </style:style>
    <style:style style:name="P3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b449a" officeooo:paragraph-rsid="000b449a"/>
    </style:style>
    <style:style style:name="P4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cdb2f" officeooo:paragraph-rsid="000cdb2f"/>
    </style:style>
    <style:style style:name="P5" style:family="paragraph" style:parent-style-name="Standard" style:master-page-name="">
      <loext:graphic-properties draw:fill="none"/>
      <style:paragraph-properties fo:line-height="150%" fo:text-align="justify" style:justify-single-word="false" style:page-number="auto" fo:background-color="transparent" style:shadow="none"/>
      <style:text-properties style:font-name="arial" officeooo:rsid="000cdb2f" officeooo:paragraph-rsid="00062f5e"/>
    </style:style>
    <style:style style:name="T1" style:family="text">
      <style:text-properties officeooo:rsid="0007bc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https://machinelearningmastery.com/discover-feature-engineering-how-to-engineer-features-and-how-to-get-good-at-it/" text:style-name="Internet_20_link" text:visited-style-name="Visited_20_Internet_20_Link"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22:37:27.078770988</meta:creation-date>
    <dc:title>ABNT - Arial</dc:title>
    <meta:editing-duration>PT2H13M20S</meta:editing-duration>
    <meta:editing-cycles>8</meta:editing-cycles>
    <meta:generator>LibreOffice/6.0.7.3$Linux_X86_64 LibreOffice_project/00m0$Build-3</meta:generator>
    <dc:date>2020-05-31T15:22:53.272011831</dc:date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ABNT - Arial" xlink:href="../../../../../../.config/libreoffice/4/user/template/ABNT%20-%20Arial.ott" meta:date="2020-05-13T22:37:22.020936386"/>
  </office:meta>
</office:document-meta>
</file>